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7.04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ork">
      <style:table-properties table:display="true" style:writing-mode="lr-tb" tableooo:tab-color="#f1c232"/>
    </style:style>
    <style:style style:name="ta2" style:family="table" style:master-page-name="PageStyle_5f_Done">
      <style:table-properties table:display="true" style:writing-mode="lr-tb" tableooo:tab-color="#7ce1f7"/>
    </style:style>
    <style:style style:name="ta3" style:family="table" style:master-page-name="PageStyle_5f_Play">
      <style:table-properties table:display="true" style:writing-mode="lr-tb" tableooo:tab-color="#f796d7"/>
    </style:style>
    <style:style style:name="ta4" style:family="table" style:master-page-name="PageStyle_5f_Treat">
      <style:table-properties table:display="true" style:writing-mode="lr-tb" tableooo:tab-color="#ffff00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4242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name-complex="Verdana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4242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4242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424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424242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424242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cfe2f3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Work on ... </text:p>
            <draw:custom-shape table:end-cell-address="Work.B5" table:end-x="47.93pt" table:end-y="11.99pt" draw:z-index="1" draw:name="Shape 4" draw:style-name="gr1" draw:text-style-name="P2" svg:width="74.98pt" svg:height="74.98pt" svg:x="450pt" svg:y="0pt">
              <text:p text:style-name="P1"><text:span text:style-name="T1">Roll</text:span></text:p>
    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3"/>
          <table:table-cell table:style-name="ce3">
            <draw:custom-shape table:end-cell-address="Work.C3" table:end-x="76.48pt" table:end-y="7.48pt" draw:z-index="0" draw:name="Shape 3" draw:style-name="gr1" draw:text-style-name="P2" svg:width="73.47pt" svg:height="38.98pt" svg:x="3pt" svg:y="0pt">
              <text:p text:style-name="P1"><text:span text:style-name="T1">Move</text:span></text:p>
    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ake a single card as complete as you possibly can.</text:p>
          </table:table-cell>
          <table:table-cell table:style-name="ce4"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ick any two card stubs and get them to draft "How" stage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Update the next three Step1 card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Surprise! Pick a Play item with a new roll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Wrangle the fence repair estimate and file the claim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Review a project book and enter my notes.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4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 table:number-rows-repeated="5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 table:number-rows-repeated="981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e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ook at all you've done!</text:p>
          </table:table-cell>
          <table:table-cell table:style-name="ce6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5" table:number-columns-repeated="24"/>
          <table:table-cell table:number-columns-repeated="998"/>
        </table:table-row>
        <table:table-row table:style-name="ro1" table:number-rows-repeated="2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1" table:number-rows-repeated="995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lay with ... </text:p>
            <draw:custom-shape table:end-cell-address="Play.B5" table:end-x="47.93pt" table:end-y="11.99pt" draw:z-index="0" draw:name="Shape 5" draw:style-name="gr1" draw:text-style-name="P2" svg:width="74.98pt" svg:height="74.98pt" svg:x="450pt" svg:y="0pt">
              <text:p text:style-name="P1"><text:span text:style-name="T1">Roll</text:span></text:p>
    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Delete without opening all the new email you don't care about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Check your Facebook notifications and open in background browser tabs any that look promising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Skim the Facebook notifications you opened in tab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Work on an extra-curricular article of your choosing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Surprise! Pick any work item and do as much or little of it as you like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Skim the day's Medium.com email. Read any single article.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993">
          <table:table-cell table:style-name="ce2"/>
          <table:table-cell table:style-name="ce5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at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reat yourself to ... </text:p>
            <draw:custom-shape table:end-cell-address="Treat.B5" table:end-x="47.93pt" table:end-y="11.99pt" draw:z-index="0" draw:name="Shape 6" draw:style-name="gr1" draw:text-style-name="P2" svg:width="74.98pt" svg:height="74.98pt" svg:x="450pt" svg:y="0pt">
              <text:p text:style-name="P1"><text:span text:style-name="T1">Roll</text:span></text:p>
    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6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6" table:number-columns-repeated="25"/>
          <table:table-cell table:number-columns-repeated="998"/>
        </table:table-row>
        <table:table-row table:style-name="ro1" table:number-rows-repeated="2">
          <table:table-cell table:style-name="ce2"/>
          <table:table-cell table:style-name="ce6" table:number-columns-repeated="25"/>
          <table:table-cell table:number-columns-repeated="998"/>
        </table:table-row>
        <table:table-row table:style-name="ro1">
          <table:table-cell table:style-name="ce2"/>
          <table:table-cell table:style-name="ce6" table:number-columns-repeated="25"/>
          <table:table-cell table:number-columns-repeated="998"/>
        </table:table-row>
        <table:table-row table:style-name="ro1" table:number-rows-repeated="995">
          <table:table-cell table:style-name="ce2"/>
          <table:table-cell table:style-name="ce6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Work.A1:Work.Z1000" table:contains-header="false"/>
        <table:database-range table:name="Table_2" table:target-range-address="Done.A1:Done.Z1000" table:contains-header="false"/>
        <table:database-range table:name="Table_3" table:target-range-address="Play.A1:Play.Z1000" table:contains-header="false"/>
        <table:database-range table:name="Table_4" table:target-range-address="Treat.A1:Treat.Z10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" style:display-name="PageStyle_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e" style:display-name="PageStyle_D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" style:display-name="PageStyle_P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t" style:display-name="PageStyle_Tre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6" meta:object-count="4"/>
    <meta:generator>LibreOfficeDev/6.0.5.2$Linux_X86_64 LibreOffice_project/</meta:generator>
  </office:meta>
</office:document-meta>
</file>